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office:automatic-styles>
  <office:body>
    <office:text>
      <text:p text:style-name="Text_20_body">Przewodnik po<text:line-break/>Ubuntu 14.04 LTS<text:line-break/>Trusty Thar</text:p>
      <text:p text:style-name="Text_20_body">Zespół <text:a xlink:type="simple" xlink:href="http://www.ubuntu.pl/" office:name=""><text:span text:style-name="Definition">Ubuntu.pl</text:span></text:a></text:p>
      <text:h text:style-name="Heading_20_3" text:outline-level="3"><text:span text:style-name="T1">Spis</text:span> <text:span text:style-name="T2">treści</text:span></text:h>
      <text:p text:style-name="First_20_paragraph">1. <text:a xlink:type="simple" xlink:href="#x1-20001" office:name=""><text:span text:style-name="Definition">Wstęp</text:span></text:a></text:p>
      <text:p text:style-name="Text_20_body">1.1. <text:a xlink:type="simple" xlink:href="#x1-30001" office:name=""><text:span text:style-name="Definition">O Ubuntu</text:span></text:a></text:p>
      <text:p text:style-name="Text_20_body">1.2. <text:a xlink:type="simple" xlink:href="#x1-40002" office:name=""><text:span text:style-name="Definition">Dlaczego warto zmienić system na Ubuntu?</text:span></text:a></text:p>
      <text:p text:style-name="Text_20_body">1.2.1. <text:a xlink:type="simple" xlink:href="#x1-50001" office:name=""><text:span text:style-name="Definition">Stabilny</text:span></text:a></text:p>
      <text:p text:style-name="Text_20_body">1.2.2. <text:a xlink:type="simple" xlink:href="#x1-60002" office:name=""><text:span text:style-name="Definition">Bezpieczny</text:span></text:a></text:p>
      <text:p text:style-name="Text_20_body">1.2.3. <text:a xlink:type="simple" xlink:href="#x1-70003" office:name=""><text:span text:style-name="Definition">Łatwy w użyciu</text:span></text:a></text:p>
      <text:p text:style-name="Text_20_body">1.2.4. <text:a xlink:type="simple" xlink:href="#x1-80004" office:name=""><text:span text:style-name="Definition">Międzynarodowy</text:span></text:a></text:p>
      <text:p text:style-name="Text_20_body">1.2.5. <text:a xlink:type="simple" xlink:href="#x1-90005" office:name=""><text:span text:style-name="Definition">Dostępny</text:span></text:a></text:p>
      <text:p text:style-name="Text_20_body">1.2.6. <text:a xlink:type="simple" xlink:href="#x1-100006" office:name=""><text:span text:style-name="Definition">Wolny</text:span></text:a></text:p>
      <text:p text:style-name="Text_20_body">1.2.7. <text:a xlink:type="simple" xlink:href="#x1-110007" office:name=""><text:span text:style-name="Definition">Społeczność</text:span></text:a></text:p>
      <text:p text:style-name="Text_20_body">2. <text:a xlink:type="simple" xlink:href="#x1-120002" office:name=""><text:span text:style-name="Definition">Instalacja</text:span></text:a></text:p>
      <text:p text:style-name="Text_20_body">2.1. <text:a xlink:type="simple" xlink:href="#x1-130001" office:name=""><text:span text:style-name="Definition">Pobieranie obrazu systemu</text:span></text:a></text:p>
      <text:p text:style-name="Text_20_body">2.2. <text:a xlink:type="simple" xlink:href="#x1-140002" office:name=""><text:span text:style-name="Definition">Nagrywanie pobranego obrazu</text:span></text:a></text:p>
      <text:p text:style-name="Text_20_body">2.2.1. <text:a xlink:type="simple" xlink:href="#x1-150001" office:name=""><text:span text:style-name="Definition">System Windows, nagrywanie na pendriva</text:span></text:a></text:p>
      <text:p text:style-name="Text_20_body">2.2.2. <text:a xlink:type="simple" xlink:href="#x1-160002" office:name=""><text:span text:style-name="Definition">System Windows 7 / 8, nagrywanie na płytę DVD</text:span></text:a></text:p>
      <text:p text:style-name="Text_20_body">2.2.3. <text:a xlink:type="simple" xlink:href="#x1-170003" office:name=""><text:span text:style-name="Definition">System Windows XP i inne starsze wersje, nagrywanie na płytę DVD</text:span></text:a></text:p>
      <text:p text:style-name="Text_20_body">2.2.4. <text:a xlink:type="simple" xlink:href="#x1-180004" office:name=""><text:span text:style-name="Definition">System Linux, nagrywanie na pendriva</text:span></text:a></text:p>
      <text:p text:style-name="Text_20_body">2.2.5. <text:a xlink:type="simple" xlink:href="#x1-190005" office:name=""><text:span text:style-name="Definition">System Linux, nagrywanie na DVD</text:span></text:a></text:p>
      <text:p text:style-name="Text_20_body">2.3. <text:a xlink:type="simple" xlink:href="#x1-200003" office:name=""><text:span text:style-name="Definition">Przygotowanie do instalacji</text:span></text:a></text:p>
      <text:p text:style-name="Text_20_body">2.3.1. <text:a xlink:type="simple" xlink:href="#x1-210001" office:name=""><text:span text:style-name="Definition">Przygotowanie do instalacji - Windows - wskazówki ogólne</text:span></text:a></text:p>
      <text:p text:style-name="Text_20_body">2.3.2. <text:a xlink:type="simple" xlink:href="#x1-220002" office:name=""><text:span text:style-name="Definition">Przygotowanie do instalacji - Windows 8</text:span></text:a></text:p>
      <text:p text:style-name="Text_20_body">2.3.3. <text:a xlink:type="simple" xlink:href="#x1-230003" office:name=""><text:span text:style-name="Definition">Przygotowanie do instalacji - Linux</text:span></text:a></text:p>
      <text:p text:style-name="Text_20_body">2.4. <text:a xlink:type="simple" xlink:href="#x1-240004" office:name=""><text:span text:style-name="Definition">Uruchomienie instalatora</text:span></text:a></text:p>
      <text:p text:style-name="Text_20_body">2.4.1. <text:a xlink:type="simple" xlink:href="#x1-250001" office:name=""><text:span text:style-name="Definition">Ponowne uruchomienie komputera</text:span></text:a></text:p>
      <text:p text:style-name="Text_20_body">2.4.2. <text:a xlink:type="simple" xlink:href="#x1-260002" office:name=""><text:span text:style-name="Definition">Zmiana kolejności bootowania</text:span></text:a></text:p>
      <text:h text:style-name="Heading_20_3" text:outline-level="3">1. Wstęp</text:h>
      <text:p text:style-name="First_20_paragraph">Witaj w <text:span text:style-name="T3">Przewodniku</text:span><text:span text:style-name="T4"> </text:span><text:span text:style-name="T5">po</text:span><text:span text:style-name="T6"> </text:span><text:span text:style-name="T7">Ubuntu</text:span><text:span text:style-name="T8"> </text:span><text:span text:style-name="T9">Linux</text:span><text:span text:style-name="T10"> </text:span><text:span text:style-name="T11">14</text:span><text:span text:style-name="T12">.</text:span><text:span text:style-name="T13">04</text:span><text:span text:style-name="T14"> </text:span><text:span text:style-name="T15">Trusty</text:span><text:span text:style-name="T16"> </text:span><text:span text:style-name="T17">Thar!</text:span></text:p>
      <text:p text:style-name="Text_20_body">Niniejszy dokument pomoże ci zainstalować oraz skonfigurować system operacyjny Ubuntu. Przewodnik obejmuje każdy etap procesu zmiany systemu, od przygotowania twoich plików i ustawień po instalowanie oraz używanie twojej świeżo zainstalowanej kopii Ubuntu.</text:p>
      <text:p text:style-name="Text_20_body">Przewodnik ten napisany jest z myślą o osobach nieposiadających wiedzy technicznej i większość technicznych terminów zostanie objaśniona. Przewodnik też zadaje kłam mitowi, że użytkowanie Linuksa wiąże się z koniecznością wydawania niezrozumiałych komend w konsoli. Cały tekst został przygotowany z myślą o wykorzystaniu graficznych narzedzi dostarczanych wraz z systemem.</text:p>
      <text:p text:style-name="Text_20_body">Mamy nadzieję, że czytając ten przewodnik bezproblemowo zainstalujesz Ubuntu na swoim komputerze i będziesz zadowolony z korzystanie z darmowego i otwartego systemu operacyjnego. Wersja Ubuntu, dla której przeznaczony został ten poradnik nosi nazwę Ubuntu GNU/Linux 14.04 LTS Trusty That, co oznacza:</text:p>
      <text:p text:style-name="Text_20_body"><text:span text:style-name="T18">Ubuntu</text:span></text:p>
      <text:p text:style-name="Text_20_body">nazwa całej serii systemów operacyjnych wydawanych przez firmę Canonical.</text:p>
      <text:p text:style-name="Text_20_body"><text:span text:style-name="T19">GNU/Linux</text:span></text:p>
      <text:p text:style-name="Text_20_body">system bazuje na jądrze Linuksa i wykorzystuje oprogramowanie GNU.</text:p>
      <text:p text:style-name="Text_20_body"><text:span text:style-name="T20">14</text:span><text:span text:style-name="T21">.</text:span><text:span text:style-name="T22">04</text:span></text:p>
      <text:p text:style-name="Text_20_body">jest to wersja z kwietnia (04) 2014 roku.</text:p>
      <text:p text:style-name="Text_20_body"><text:span text:style-name="T23">LTS</text:span></text:p>
      <text:p text:style-name="Text_20_body">jest to wersja o przedłużonym wsparciu technicznym (poprawki będą wydawane do 2019 roku).</text:p>
      <text:p text:style-name="Text_20_body"><text:span text:style-name="T24">Trusty</text:span><text:span text:style-name="T25"> </text:span><text:span text:style-name="T26">Thar</text:span></text:p>
      <text:p text:style-name="Text_20_body">nazwa kodowa tego wydania.</text:p>
      <text:h text:style-name="Heading_20_4" text:outline-level="4">1.1. O Ubuntu</text:h>
      <text:p text:style-name="First_20_paragraph">Ubuntu jest kompletnym systemem operacyjnym utrzymywanym i rozwijanym przez firmę Canonical. Pierwsza werja ukazała się w 2004 roku i przez 14 lat system ten zdobył rzesze fanów. Ubuntu, wraz ze swoimi odmianami jest najpopularniejszą na świecie dystrybucją Linuksa. Samo słowo <text:span text:style-name="T27">Ubuntu</text:span>w języku afrykańskiego plemienia Zulusów oznacza ”człowieczeństwo wobec innych”, potocznie tłumaczone na ”Linux dla ludzi”.</text:p>
      <text:p text:style-name="Text_20_body">Ideą systemu Ubuntu jest dostarczenie użytkownikowi kompletnego systemu operacyjnego, zawierającego wszystko co mu niezbędne do pracy a jednocześnie umożliwiające mu swobone korzystanie i modyfikowanie systemu. Wybierając Ubuntu nie musisz się martwić tym, czy twój procesr nie ma przypadkiem za wiele rdzeni co wymagałoby zakup innej licencji na system komercyjny. Nie musisz się przejmować tym, że w firmie masz dziesięc komputerów a twoja licencja na pakiet biurowy pozwala na instalację jedynie na szejściu. To jak i do czego wykorzystasz system i oprogramowanie zależy wyłącznie od ciebie.</text:p>
      <text:p text:style-name="Text_20_body">Ubuntu pozwala także na daleko idące modyfikacje systemu. Kod źródłowy jest otwarty, co pozwala każdemu na głęboką ingerencję w system. Jednak Ubuntu nie jest przewidziane tylko dla komputerowych czarodziejów. Każdy może dowolnie dostosować swój system do własnych potrzeb i upodobań, czy to metodą <text:span text:style-name="T28">zrób</text:span><text:span text:style-name="T29"> </text:span><text:span text:style-name="T30">to</text:span><text:span text:style-name="T31"> </text:span><text:span text:style-name="T32">sam</text:span>czy poprzez wykorzystanie głębokich zasobów oferowanych przez społeczność.</text:p>
      <text:p text:style-name="Text_20_body">Największą siłą napędową Ubuntu jest społeczność skupiona wokół tego systemu. Dodatki zmieniające wygląd systemu, nowe ikony i grafiki, dźwięki systemowe, tłumaczenia, całe zestawy oprogramowania - to wszystko i wiele innych czeka na ciebie.</text:p>
      <text:h text:style-name="Heading_20_4" text:outline-level="4">1.2. Dlaczego warto zmienić system na Ubuntu?</text:h>
      <text:h text:style-name="Heading_20_5" text:outline-level="5">1.2.1. Stabilny</text:h>
      <text:p text:style-name="First_20_paragraph">Ubuntu bazuje na słynącym ze stabilności systemie Debin GNU/Linux. Pomachaj na pożegnanie krytycznym błędom i zawieszeniom, przywitaj się z niezawodnym systemem, który po prostu działa. Standardy jakości Debiana są bardzo wysokie i do ostatecznej wersji tego systemu nie trafi nic, co mogłoby nagle się popsuć. Aplikacje w Ubuntu zostały więc przetestowane przez tysiące ludzi z całego świata zanim trafiły na twój dysk twardy.</text:p>
      <text:list text:style-name="L1">
        <text:list-item>
          <text:p text:style-name="P1">Debian GNU/Linux jest tak stabilny, że pod jego kontrolą pracują najważniejsze systemy komputerowe świata, wliczając w to superkomputery oraz serwery wielkich portali internetowych.</text:p>
        </text:list-item>
        <text:list-item>
          <text:p text:style-name="P1">Poprawki na znalezione błędy trafiają do systemu na bierzaco, bez wielomiesięcznego oczekiwania.</text:p>
        </text:list-item>
        <text:list-item>
          <text:p text:style-name="P1">Każdy może zgłaszać znalezione błędy i śledzić proces ich naprawiania.</text:p>
        </text:list-item>
      </text:list>
      <text:h text:style-name="Heading_20_5" text:outline-level="5">1.2.2. Bezpieczny</text:h>
      <text:p text:style-name="First_20_paragraph">Ubuntu ma zupełnie inne podejście do zagadnienia bezpieczeństwa niż inne systemy. Tutaj bezpieczeństwo wynika z budowy systemu a nie nakładania na system kolejnych łatek i dodawania warstw ochronnych. System jest bezpieczny, ponieważ likwiduje się przyczynę ewentualnych problemów a nie leczy objawy. Ponadto błędy naruszające bezpieczeństwo użytkownika naprawiane są natychmiast. Nierzadkto zdarza się, że od wykrycia luki do instalacji poprawki na milionach komputerów mija mniej niż doba.</text:p>
      <text:list text:style-name="L2">
        <text:list-item>
          <text:p text:style-name="P2">Dystrybucje Linuksa, takie jak Ubuntu, są powszechnie używane jako serwery sieciowe z powodu dużej wagi przykładanej do ich zabezpieczeń.</text:p>
        </text:list-item>
        <text:list-item>
          <text:p text:style-name="P2">Modyfikacja ważnych części systemu wymaga podania hasła administratora. Ubuntu zabezpiecza w ten sposób użytkownika zarówno przed intruzami jak i przypadkowym naruszeniem zasad bezpieczeństwa.</text:p>
        </text:list-item>
        <text:list-item>
          <text:p text:style-name="P2">Gdy zajmujesz się poufnymi informacjami, możesz sprawdzać bezpieczeństwo aplikacji. Wszystko jest pod twoją kontrolą.</text:p>
        </text:list-item>
      </text:list>
      <text:h text:style-name="Heading_20_5" text:outline-level="5">1.2.3. Łatwy w użyciu</text:h>
      <text:p text:style-name="First_20_paragraph">Słowo Ubuntu oznacza ”<text:span text:style-name="T33">człowieczeństwo</text:span><text:span text:style-name="T34"> </text:span><text:span text:style-name="T35">wobec</text:span><text:span text:style-name="T36"> </text:span><text:span text:style-name="T37">innych</text:span><text:span text:style-name="T38">”</text:span>, Linux dla ludzi. Programy, których używasz są zaprojektowane z myślą o tobie, osobie ich używającej i nie są bardziej skomplikowane, niż jest to absolutnie niezbędne. To wcale nie znaczy, że Ubuntu brakuje mocy - pulpit Ubuntu jest pełen innowacyjnych funkcji.</text:p>
      <text:list text:style-name="L3">
        <text:list-item>
          <text:p text:style-name="P3">Komunikaty są sformułowane w jednoznaczny sposób, więc będziesz potrzebował przeczytać je tylko raz.</text:p>
        </text:list-item>
        <text:list-item>
          <text:p text:style-name="P3">Programy są ułożone w taki sposób, aby było je łatwo znaleźć.</text:p>
        </text:list-item>
        <text:list-item>
          <text:p text:style-name="P3">Programy mają uporządkowany i nowoczesny interfejs, skupiający się na zadaniach, które chcesz osiągnąć.</text:p>
        </text:list-item>
      </text:list>
      <text:h text:style-name="Heading_20_5" text:outline-level="5">1.2.4. Międzynarodowy</text:h>
      <text:p text:style-name="First_20_paragraph">Nieważne gdzie mieszkasz i w jakim języku mówisz, możesz być pewien iż Ubuntu będzie się komunikowało z użytkownikiem w sposób jak najbardziej dla niego zrozumiały. Dostęp do lokalizacji jest bardzo prosty i zmiana języka systemu ogranicza się do kilku kliknięć.</text:p>
      <text:p text:style-name="Text_20_body">Podobnie jak tłumaczenia, Ubuntu dostarcza wybór zestawów znaków i metod wprowadzania, więc możesz używać swojego komputera równie dobrze w jakimkolwiek języku.</text:p>
      <text:list text:style-name="L4">
        <text:list-item>
          <text:p text:style-name="P4">Tłumaczenia są tworzone przez wielu ochotników z całego świata.</text:p>
        </text:list-item>
        <text:list-item>
          <text:p text:style-name="P4">Możesz samemu sugerować tłumaczenia korzystając z internetowej usługi Launchpad.</text:p>
        </text:list-item>
        <text:list-item>
          <text:p text:style-name="P4">Nowe paczki językowe mogą być instalowane szybko i wygodnie dzięki narzędziu Języki.</text:p>
        </text:list-item>
      </text:list>
      <text:h text:style-name="Heading_20_5" text:outline-level="5">1.2.5. Dostępny</text:h>
      <text:p text:style-name="First_20_paragraph">Ubuntu od razu zawiera szereg narzędzi ułatwień dostępu, w tym lupę, program czytający pojawiające się na ekranie informacje oraz klawiaturę ekranową. Projekt Ubuntu posiada Zespół Dostępności, który zajmuje się wyłącznie tym, aby Ubuntu stał się bardziej dostępny dla każdego.</text:p>
      <text:list text:style-name="L5">
        <text:list-item>
          <text:p text:style-name="P5">Ułatwienia dostępu są zawsze dostępne dla ciebie, począwszy od instalatora systemu a kończąć na pulpicie.</text:p>
        </text:list-item>
      </text:list>
      <text:h text:style-name="Heading_20_5" text:outline-level="5">1.2.6. Wolny</text:h>
      <text:p text:style-name="First_20_paragraph">Ubuntu jest wolny i otwarty. Nigdy nie będziesz musiał płacić ani grosza, aby zainstalować i używać Ubuntu. Zawsze możesz uzyskiwać, modyfikować, używać i rozprowadzać aplikacje wchodzące w skład Ubuntu. Nie musisz się zastanawiać, czy dany program możesz wykorzystywać, czy licencja nie ogranicza cię do konkretnych zastosować. Nie ogranicza - jesteś całkowicie wolny w wykorzystywaniu i modyfikowaniu systemu i oprogramowania w nim zawartego.</text:p>
      <text:p text:style-name="Text_20_body">Tak naprawdę, zachęcamy cię do tego! Nie oznacza to tylko, że zaoszczędzisz na oprogramowaniu, ale także, że jest ono całkowicie transparentne i otwarte na analizę. Problemy związane z bezpieczeństwem są wykrywane szybciej, nie ma możliwości dołączenia żadnych przykrych niespodzianek bez twojej wiedzy i możesz nawet samemu dokonywać zmian w Ubuntu.</text:p>
      <text:list text:style-name="L6">
        <text:list-item>
          <text:p text:style-name="P6">Jeśli tylko posiadasz odpowiednią wiedzę techniczną, możesz samemu modyfikować twoje ulubione aplikacje.</text:p>
        </text:list-item>
        <text:list-item>
          <text:p text:style-name="P6">Każdy może używać Ubuntu, kimkolwiek jest.</text:p>
        </text:list-item>
      </text:list>
      <text:h text:style-name="Heading_20_5" text:outline-level="5">1.2.7. Społeczność</text:h>
      <text:p text:style-name="First_20_paragraph">Społeczność stanowi podłoże dla wszystkiego, co robi Ubuntu. Bez społeczności Ubuntu nie byłby światowej klasy systemem operacyjnym, którym jest dzisiaj. Od dostarczania tłumaczeń, testowania i wsparcia po pisanie nowego oprogramowania i rozwiązywania problemów, społeczność jest nierozłącznie związana z sukcesem Ubuntu. Każdy może pomóc, tak dużo lub tak niewiele, jak tylko ma ochotę. Możesz pomóc kształtować kierunki rozwoju Ubuntu i ulepszać oprogramowanie dla ludzi z całego świata.</text:p>
      <text:list text:style-name="L7">
        <text:list-item>
          <text:p text:style-name="P7">Każdy może wnieść swój wkład w rozwój Ubuntu, kimkolwiek jest.</text:p>
        </text:list-item>
        <text:list-item>
          <text:p text:style-name="P7">Ubuntu skupia ludzi z różnych dziedzin zainteresować. Nie tylko programiści mają szansę zobaczyć efekty swojej pracy na milionach komputerów. Także graficy tworzacy tapety, muzycy komponujący dźwięki systemowe, designerzy projektujący ikony oraz wygląd aplikacji, tłumacze dbający o umiędzynarodowienie Ubuntu i wiele, wiele innych osób.</text:p>
        </text:list-item>
        <text:list-item>
          <text:p text:style-name="P7">Kodeks Postępowania Ubuntu i Rada Społeczności pomaga przewodzić społeczności i zapewnia, że każdy sprawiedliwie ma szansę na wypowiedzenie się.</text:p>
        </text:list-item>
      </text:list>
      <text:h text:style-name="Heading_20_3" text:outline-level="3">2. Instalacja</text:h>
      <text:h text:style-name="Heading_20_4" text:outline-level="4">2.1. Pobieranie obrazu systemu</text:h>
      <text:p text:style-name="First_20_paragraph">Pierwszym etapem instalacji systemu jest pobranie instalatora. W tym celu udaj się na stronę <text:a xlink:type="simple" xlink:href="http://www.ubuntu.com/download/desktop" office:name=""><text:span text:style-name="Definition">ubuntu.com</text:span></text:a> i z górnego paska wybież Download a następnie Desktop</text:p>
      <text:p text:style-name="Text_20_body"><text:span text:style-name="T39">(1)</text:span><text:span text:style-name="T40"> </text:span><text:span text:style-name="T41">Wybór</text:span><text:span text:style-name="T42"> </text:span><text:span text:style-name="T43">wersji</text:span><text:span text:style-name="T44"> </text:span><text:span text:style-name="T45">systemu</text:span></text:p>
      <text:p text:style-name="Text_20_body">To pole pozwali ci wybrać pomiędzy 32 a 64 bitową wersją systemu. Domyślnie wybrana jest opcja 64 bitowa.</text:p>
      <text:p text:style-name="Text_20_body"><text:span text:style-name="T46">(2)</text:span></text:p>
      <text:p text:style-name="Text_20_body">Kliknij na ten przycisk aby przejśc do kolejnego ekranu.</text:p>
      <text:p text:style-name="Text_20_body">Na kolejnym ekranie będziesz mieć możliwość przekazania dotacji na rzecz Ubuntu. W tym momencie nas to nie interesuje. Przesuń stronę w dół i kliknij na Not now, take me to the download. Zostaniesz przeniesiony na kolejną stronę, pobieranie obrazu systemu rozpocznie się za kilka sekund.</text:p>
      <text:p text:style-name="Text_20_body">Jeżeli twój komputer został wyprodukowany nie dawnej niż 5 lat temu, wersja 64 bitowa będzie na pewno odpowiednia. Jeżeli masz mniej niż 2 gigabajty RAMu, wybierz wersję 32 bitową. Niezależnie jaką wersję wybierzesz, bedziesz mieć dostęp do takiego samego zestawu oprogramowania. Wersja 64 bitowa jest lepiej dopasowana do nowoczesnych systemów. Jeżeli masz jakiekolwiek wątpliwości to wybierz wersję 32 bitową. Taka wersja systemu będzie działać także na 64 bitowym komputerze. Po prostu nie będzie wykorzystywać wszystkich jego możliwości.<text:line-break/>Jeżeli twoja płyta główna kontrolowana jest przez UEFI, to musisz wybrać system 64 bitowy.</text:p>
      <text:p text:style-name="Text_20_body">Linki do pobierania bezpośredniego:</text:p>
      <text:list text:style-name="L8">
        <text:list-item>
          <text:p text:style-name="P8"><text:a xlink:type="simple" xlink:href="http://www.ubuntu.com/start-download?distro=desktop&amp;bits=64&amp;release=lts" office:name=""><text:span text:style-name="Definition">Wersja 64 bitowa (733 megabajtów).</text:span></text:a></text:p>
        </text:list-item>
        <text:list-item>
          <text:p text:style-name="P8"><text:a xlink:type="simple" xlink:href="http://www.ubuntu.com/start-download?distro=desktop&amp;bits=32&amp;release=lts" office:name=""><text:span text:style-name="Definition">Wersja 32 bitowa (731 megabajtów).</text:span></text:a></text:p>
        </text:list-item>
      </text:list>
      <text:h text:style-name="Heading_20_4" text:outline-level="4">2.2. Nagrywanie pobranego obrazu</text:h>
      <text:p text:style-name="First_20_paragraph">Po zakończeniu pobierania obrazu instalatora należy nagrać go na zewnętrzny nośnik i uruchomić komputer z tego nośnika. Najlepszym rozwiązaniem jest użycie klucza usb (pendriva), gdyż obrazy instalacyjne Ubuntu są zbyt duże aby zmiejścić się na krążkach CD. Jednak nie wszystkie komputery potrafią startować z klucza USB. Jeżeli twój komputer nie ma takiej właściwości, będziesz musiał użyć płyty DVD lub karty (micro)SD.</text:p>
      <text:h text:style-name="Heading_20_5" text:outline-level="5">2.2.1. System Windows, nagrywanie na pendriva</text:h>
      <text:p text:style-name="First_20_paragraph">Jeżeli chcesz użyć pendriva jako nośnika instalacyjnego to upewnij się iż ma on przynajmniej 1 gigabajt pojemności. W przeciwnym wypadku instalator nie zmiejści na nim. Jeżeli masz już przygotowany pendrive, wykonaj co następuje:</text:p>
      <text:list text:style-name="L9">
        <text:list-item>
          <text:p text:style-name="P9">Pobierz program <text:a xlink:type="simple" xlink:href="http://www.pendrivelinux.com/downloads/Universal-USB-Installer/Universal-USB-Installer-1.9.5.2.exe" office:name=""><text:span text:style-name="Definition">Universal USB Installer</text:span></text:a>.</text:p>
        </text:list-item>
        <text:list-item>
          <text:p text:style-name="P9">Uruchom pobrany plik.</text:p>
        </text:list-item>
        <text:list-item>
          <text:p text:style-name="P9">Zaakecptuj umowę licencyjną.</text:p>
        </text:list-item>
        <text:list-item>
          <text:p text:style-name="P9">Podłącz do komputera pendrive, który ma użyty jako nośnik.</text:p>
        </text:list-item>
        <text:list-item>
          <text:p text:style-name="P9">Z tej listy wybierz Ubuntu.</text:p>
        </text:list-item>
        <text:list-item>
          <text:p text:style-name="P9">Kliknij na przycisk Browse i wskaż pobrany wcześniej obraz instalatora Ubuntu.</text:p>
        </text:list-item>
        <text:list-item>
          <text:p text:style-name="P9">Z tej listy wybierz wczesniej podłączony pendrive.<text:line-break/><text:span text:style-name="T47">UWAGA:</text:span><text:span text:style-name="T48"> </text:span><text:span text:style-name="T49">Wszystkie</text:span><text:span text:style-name="T50"> </text:span><text:span text:style-name="T51">dane</text:span><text:span text:style-name="T52"> </text:span><text:span text:style-name="T53">na</text:span><text:span text:style-name="T54"> </text:span><text:span text:style-name="T55">nim</text:span><text:span text:style-name="T56"> </text:span><text:span text:style-name="T57">zostaną</text:span><text:span text:style-name="T58"> </text:span><text:span text:style-name="T59">skasowane!</text:span></text:p>
        </text:list-item>
        <text:list-item>
          <text:p text:style-name="P9">Kliknij przycisk CREATE.</text:p>
        </text:list-item>
        <text:list-item>
          <text:p text:style-name="P9">Poczekaj na zakończenie operacji.</text:p>
        </text:list-item>
      </text:list>
      <text:h text:style-name="Heading_20_5" text:outline-level="5">2.2.2. System Windows 7 / 8, nagrywanie na płytę DVD</text:h>
      <text:p text:style-name="First_20_paragraph">Systemy operacyjne Windows 7 i 8 mają wbudowane narzędzie do wypalania plików .iso na płytach. Kliknij prawym przyciskiem myszy na pobrany obraz instalatora Ubuntu, wybierz opcję ”Otwórz w” a następnie ”Windows Disc Image Burner”.</text:p>
      <text:list text:style-name="L10">
        <text:list-item>
          <text:p text:style-name="P10">Z tej listy wybierz swoją nagrywarkę.</text:p>
        </text:list-item>
        <text:list-item>
          <text:p text:style-name="P10">Włóż czystą płytę DVD na wybranego napędu.</text:p>
        </text:list-item>
        <text:list-item>
          <text:p text:style-name="P10">Upewnij się, że zaznaczone jest pole ”Zweryfikuj dysk po nagraniu”</text:p>
        </text:list-item>
        <text:list-item>
          <text:p text:style-name="P10">Kliknij na przycisk <text:span text:style-name="T60">Nagraj</text:span></text:p>
        </text:list-item>
      </text:list>
      <text:h text:style-name="Heading_20_5" text:outline-level="5">2.2.3. System Windows XP i inne starsze wersje, nagrywanie na płytę DVD</text:h>
      <text:p text:style-name="First_20_paragraph">Starsze wersje systemu Windows nie mają wbudowanej możliwości nagrywania płyt DVD. Potrzebne będzie do tego osobne narzędzie, program służący do wypalania płyt. Obsługa tych programów jest bardzo podobna: należy wybrać opcję <text:span text:style-name="T61">Nagrywanie</text:span><text:span text:style-name="T62"> </text:span><text:span text:style-name="T63">obrazu</text:span><text:span text:style-name="T64"> </text:span><text:span text:style-name="T65">na</text:span><text:span text:style-name="T66"> </text:span><text:span text:style-name="T67">płytę</text:span>. Koniecznie nagrywaj z wykorzystaniem tej opcji, gdyż inne (np.<text:span text:style-name="T68">Nagrywanie</text:span> <text:span text:style-name="T69">płyty</text:span><text:span text:style-name="T70"> </text:span><text:span text:style-name="T71">z</text:span><text:span text:style-name="T72"> </text:span><text:span text:style-name="T73">danymi</text:span>lub <text:span text:style-name="T74">Tworzenie</text:span><text:span text:style-name="T75"> </text:span><text:span text:style-name="T76">kopi</text:span><text:span text:style-name="T77"> </text:span><text:span text:style-name="T78">zapasowej</text:span>) utworzy dysk, którego twój komputer nie będzie potem wstanie uruchomić. Dla przykładu posłużymy się programem Infra Recorder.</text:p>
      <text:list text:style-name="L11">
        <text:list-item>
          <text:p text:style-name="P11">Pobierz i zainstaluj program <text:a xlink:type="simple" xlink:href="http://infrarecorder.org/?page_id=5" office:name=""><text:span text:style-name="Definition">Infra Recorder</text:span></text:a>.</text:p>
        </text:list-item>
        <text:list-item>
          <text:p text:style-name="P11">Uruchom nowozainstalowany program.</text:p>
        </text:list-item>
        <text:list-item>
          <text:p text:style-name="P11">Włóż czystą płytę DVD do nagrywarki.</text:p>
        </text:list-item>
        <text:list-item>
          <text:p text:style-name="P11">W programie Infra Recorder wybierz opcję <text:span text:style-name="T79">Write</text:span><text:span text:style-name="T80"> </text:span><text:span text:style-name="T81">Image</text:span>.</text:p>
        </text:list-item>
        <text:list-item>
          <text:p text:style-name="P11">Wybierz pobrany wcześniej obraz instalatora Ubuntu.</text:p>
        </text:list-item>
        <text:list-item>
          <text:p text:style-name="P11">Kliknij na przycisk <text:span text:style-name="T82">OK</text:span>.</text:p>
        </text:list-item>
      </text:list>
      <text:h text:style-name="Heading_20_5" text:outline-level="5">2.2.4. System Linux, nagrywanie na pendriva</text:h>
      <text:p text:style-name="First_20_paragraph">W systemach operacyjnych Linux do nagrywania obrazu na pendriva najlepiej posłużyć się programem UnetBootin, dostępnym w każdej dystrybucji. Podłącz do komputera napęd USB, który chcesz przeznaczyć na instalator Ubuntu.</text:p>
      <text:list text:style-name="L12">
        <text:list-item>
          <text:p text:style-name="P12">Zaznacz pole Obraz dysku</text:p>
        </text:list-item>
        <text:list-item>
          <text:p text:style-name="P12">Z menu wybierz Plik ISO</text:p>
        </text:list-item>
        <text:list-item>
          <text:p text:style-name="P12">W to pole podaj ścierzkę do pobranego wcześniej obrazu instalatora Ubuntu. Wciśnij przycisk oznaczony trzema kropkami (…) i wskaż plik.</text:p>
        </text:list-item>
        <text:list-item>
          <text:p text:style-name="P12">W tym menu wybierz Napęd USB</text:p>
        </text:list-item>
        <text:list-item>
          <text:p text:style-name="P12">Z tego menu wybierz podłączonego wcześniej pendriva.<text:line-break/><text:span text:style-name="T83">UWAGA:</text:span><text:span text:style-name="T84"> </text:span><text:span text:style-name="T85">Wszystkie</text:span><text:span text:style-name="T86"> </text:span><text:span text:style-name="T87">dane</text:span><text:span text:style-name="T88"> </text:span><text:span text:style-name="T89">na</text:span><text:span text:style-name="T90"> </text:span><text:span text:style-name="T91">nim</text:span><text:span text:style-name="T92"> </text:span><text:span text:style-name="T93">zostaną</text:span><text:span text:style-name="T94"> </text:span><text:span text:style-name="T95">skasowane!</text:span></text:p>
        </text:list-item>
        <text:list-item>
          <text:p text:style-name="P12">Kliknij przycisk OK aby rozpoczać nagrywanie</text:p>
        </text:list-item>
      </text:list>
      <text:h text:style-name="Heading_20_5" text:outline-level="5">2.2.5. System Linux, nagrywanie na DVD</text:h>
      <text:p text:style-name="First_20_paragraph">Aby nagrać obraz na płytę DVD potrzebujesz odpowiedniego programu. W tym przykładzie posłużymy się dostępną w większości dystrybucji nagrywarką Brasero. Kliknij prawym przyciskiem myszy na pobrany wcześniej obraz instalatora Ubuntu, wybierz Otwórz w a następnie Brasero. W otwartym oknie zostaniesz poproszony o włożenie czystej płyty DVD. Zrób to, a nastepnie kliknij na przycisk Nagraj.</text:p>
      <text:h text:style-name="Heading_20_4" text:outline-level="4">2.3. Przygotowanie do instalacji</text:h>
      <text:h text:style-name="Heading_20_5" text:outline-level="5">2.3.1. Przygotowanie do instalacji - Windows - wskazówki ogólne</text:h>
      <text:p text:style-name="First_20_paragraph">Instalując inny system operacyjny na dysku twardym swojego komputera zawsze istnieje ryzyko utraty danych. Wiele rzeczy może się zdażyć. Utrata zasilania w czasie partycjonowania dysku twardego najczęściej prowadzi do utraty jesgo zawartości. Przez zwykłą nieuwagę można nadpisać jede system drugim i w ten sposób utracić dane. Dlatego nim przystąpisz do instalacji systemu ubuntu upewnij się iż wszystkie wazne dane zostały zabezpieczone na zewnętrznych nośnikach danych. Innymi słowy: zrób kopię zapasową.</text:p>
      <text:p text:style-name="Text_20_body">Warto też wyeksportować dane z programów takich jak przeglądarka internetowa(zakładki), klient pocztowy(konta, kalendarze i kontakty) i komunikator internetowy(konta, historia rozmów, znajomi). Nie zapomniej zrobić kopi zapasowej dokumentów czy swojej kolekcji muzyki. Jeżeli zainstalujesz Ubuntu obok Windowsa, to będziesz mieć dostęp do swoich plików. Niestety, w drugą stronę to nie działa i na systemach Windows nie ma możliwości podglądu plików na partycjach systemów Linuksowych<text:a xlink:type="simple" xlink:href="Thar2.html#fn1x0" office:name=""><text:span text:style-name="Definition">1</text:span></text:a> .</text:p>
      <text:p text:style-name="Text_20_body">Ważnym krokiem jest ustalenie czy twoja płyta główna obsługiwana jest przez UEFI i jeżeli tak to jakie opcje są włączone. W konsoli systemu Windows (Start → Uruchom → cmd) wpisz <text:span text:style-name="T96">Confirm</text:span><text:span text:style-name="T97">-</text:span><text:span text:style-name="T98">SecureBootUEFI</text:span>. System może zwrócić jedną z trzech informacji:</text:p>
      <text:list text:style-name="L13">
        <text:list-item>
          <text:p text:style-name="P13"><text:span text:style-name="T99">Cmdlet</text:span><text:span text:style-name="T100"> </text:span><text:span text:style-name="T101">not</text:span><text:span text:style-name="T102"> </text:span><text:span text:style-name="T103">supported</text:span><text:span text:style-name="T104"> </text:span><text:span text:style-name="T105">on</text:span><text:span text:style-name="T106"> </text:span><text:span text:style-name="T107">this</text:span><text:span text:style-name="T108"> </text:span><text:span text:style-name="T109">platform</text:span>lub <text:span text:style-name="T110">Polecenia</text:span><text:span text:style-name="T111"> </text:span><text:span text:style-name="T112">nie</text:span><text:span text:style-name="T113"> </text:span><text:span text:style-name="T114">znaleziono</text:span>- Ten komputer nie korzysta z SecureBoot. Nie potrzebujesz nic więcej robić, wystarczy włożyć przygotowany nośnik instalacyjny i zainstalowac Ubuntu.</text:p>
        </text:list-item>
        <text:list-item>
          <text:p text:style-name="P13"><text:span text:style-name="T115">False</text:span>- Ten komputer na UEFI, ale nie korzysta z SecureBoot. Przejdź do sekcji porad dla Windows 8</text:p>
        </text:list-item>
        <text:list-item>
          <text:p text:style-name="P13"><text:span text:style-name="T116">True</text:span>- Ten komputer na UEFI, ale korzysta z SecureBoot. Przejdź do sekcji porad dla Windows 8</text:p>
        </text:list-item>
      </text:list>
      <text:h text:style-name="Heading_20_5" text:outline-level="5">2.3.2. Przygotowanie do instalacji - Windows 8</text:h>
      <text:p text:style-name="First_20_paragraph">Windows 8 wymusił na producentach sprzetu stosowanie technologi UEFI (zamiast BIOSu) oraz SecureBoot(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 office:name=""><text:span text:style-name="Definition">2</text:span></text:a> .</text:p>
      <text:p text:style-name="Text_20_body">W tym momencie warto przygotować wolną przestrzeń na dysku pod instalację Ubuntu. Ten punkt można wykonać zarówno teraz jak i podczas instalacji Ubuntu, jednak jeżeli używasz Windows 8 lepiej zrobić to teraz. Wciśnij kombinację klawiszy super + r i uruchom program compmgmt.msc. W uruchomionym programie utwórz partycję dla Ubuntu. Absolutne minimum dla tej partycji to 8 gigabajtów. Ubuntu potrzebuje około 4 gigabajtów na podstawową instalację, pozostałe miejsce będzie można przeznaczyć na instalację oprogramowania oraz pliki uzytkownika. Zalecamy jednak stworzneie przynajmniej 20 gigabajtowej partycji.</text:p>
      <text:p text:style-name="Text_20_body">Windows 8 korzysta z opcji Szybkiego Uruchamiania (Fast Boot), która to uniemożliwia dostęp do plików Windowsa przez system Ubuntu. Jedynym sposobem na obejście tego jest wyłączenie opcji Szybkiego uruchamiania. Wejdź w Panel Sterowania, następnie Opcje Zasilania a potem Wybierz co ma robić przycisk zasilania. Odhacz opcję ”Włącz Szybkie uruchamiania (zalecane)”.</text:p>
      <text:h text:style-name="Heading_20_5" text:outline-level="5">2.3.3. Przygotowanie do instalacji - Linux</text:h>
      <text:p text:style-name="First_20_paragraph">Instalacja jednego systemu Linux obok drugiego nie powoduje zadnych problemów, jednak powinieneś wiedzieć o paru sprawa. W Linuksach pliki użytkownika są przechowywane w katalogu /home. Dobrą praktyką jest wydzielenie osobnej partycji dla tego katalogu, aby przy reinstalacji systemu nie tracić swoich ustawień. Jeżeli instalujesz jednego Linuksa obok drugiego to kuszącym może być wykorzystanie jednej partycji domowej dla obu systemów. To jest możliwe, ale weź pod uwagę iż różne systemy mogą korzystać z różnych plików - nie wszystkie ustawienia będą widoczne na obu systemach (szczególnie jeżeli korzystasz z różnych środowisk graficznych). Przy takiej konfiguracji ważne jest też aby nazwa użytkownika oraz jego grupy były taka sama na obu systemach. Jeżeli systemy, które instalujesz obok siebie bardzo się różnią, to lepiej nie korzystać ze wspólnego katalogu domowego, a ze wspólnych dokumentów, filmów czy muzyki korzystać za pomocą wspólnego katalogu.</text:p>
      <text:p text:style-name="Text_20_body">Potrzebujesz tylko jednej partycji wymiany (swap) niezależnie od tego ile systemów instalujesz.</text:p>
      <text:h text:style-name="Heading_20_4" text:outline-level="4">2.4. Uruchomienie instalatora</text:h>
      <text:h text:style-name="Heading_20_5" text:outline-level="5">2.4.1. Ponowne uruchomienie komputera</text:h>
      <text:p text:style-name="First_20_paragraph">Mając przygotowany nośnik instalacyjny nie pozostaje nic innego jak uruchomić instalator i zainstalować system na dysku twardym komputera. Jeżeli korzystasz z tego przewodnika w trybie online, to dobrym pomysłem jest wydrukowanie kilku kolejnych stron. Możliwe, że w czasie instalacji nie będziesz mieć dostępu do internetu i zostaniesz odcięty od zawartych tutaj informacji.</text:p>
      <text:p text:style-name="Text_20_body">Przed przystąpieniem do instalacji koniecznie też zapoznaj się z sekcjami:</text:p>
      <text:list text:style-name="L14">
        <text:list-item>
          <text:p text:style-name="P14"><text:a xlink:type="simple" xlink:href="#x1-210001" office:name=""><text:span text:style-name="Definition">2.3.1</text:span></text:a> <text:span text:style-name="T117">Przygotowanie</text:span><text:span text:style-name="T118"> </text:span><text:span text:style-name="T119">do</text:span><text:span text:style-name="T120"> </text:span><text:span text:style-name="T121">instalacji</text:span><text:span text:style-name="T122"> </text:span><text:span text:style-name="T123">-</text:span><text:span text:style-name="T124"> </text:span><text:span text:style-name="T125">Windows</text:span><text:span text:style-name="T126"> </text:span><text:span text:style-name="T127">-</text:span><text:span text:style-name="T128"> </text:span><text:span text:style-name="T129">wskazówki</text:span><text:span text:style-name="T130"> </text:span><text:span text:style-name="T131">ogólne</text:span>: ta sekcja zawiera przydatne informacje dla osób migrujących z systemów Windows.</text:p>
        </text:list-item>
        <text:list-item>
          <text:p text:style-name="P14"><text:a xlink:type="simple" xlink:href="#x1-220002" office:name=""><text:span text:style-name="Definition">2.3.2</text:span></text:a> <text:span text:style-name="T132">Przygotowanie</text:span><text:span text:style-name="T133"> </text:span><text:span text:style-name="T134">do</text:span><text:span text:style-name="T135"> </text:span><text:span text:style-name="T136">instalacji</text:span><text:span text:style-name="T137"> </text:span><text:span text:style-name="T138">-</text:span><text:span text:style-name="T139"> </text:span><text:span text:style-name="T140">Windows</text:span><text:span text:style-name="T141"> </text:span><text:span text:style-name="T142">8</text:span>: specyficzne porady dla systemu Windows 8. Koniecznie to przeczytaj, jeżeli instalujesz Ubuntu obok Windows 8 lub próbujesz zainstalować Ubuntu zamiast Windows 8.</text:p>
        </text:list-item>
        <text:list-item>
          <text:p text:style-name="P14"><text:a xlink:type="simple" xlink:href="#x1-230003" office:name=""><text:span text:style-name="Definition">2.3.3</text:span></text:a> <text:span text:style-name="T143">Przygotowanie</text:span><text:span text:style-name="T144"> </text:span><text:span text:style-name="T145">do</text:span><text:span text:style-name="T146"> </text:span><text:span text:style-name="T147">instalacji</text:span><text:span text:style-name="T148"> </text:span><text:span text:style-name="T149">-</text:span><text:span text:style-name="T150"> </text:span><text:span text:style-name="T151">Linux</text:span>: ogólne wskazówki dla osób instalujących Ubuntu obok innych dystrybucji Linuksa.</text:p>
        </text:list-item>
      </text:list>
      <text:p text:style-name="First_20_paragraph">Zrestartuj swój komputer i uruchom go z przygotowanego nośnika instalacyjnego. W większości przypadków wiąże się to z ręcznym wskazaniem odpowiedniego napędu podczas uruchamiania komputera. Nowsze komputery, wyposarzone w system UEFI zamiast BIOS mają tą procedurę znacznie bardziej skomplikowaną.</text:p>
      <text:h text:style-name="Heading_20_5" text:outline-level="5">2.4.2. Zmiana kolejności bootowania</text:h>
      <text:p text:style-name="First_20_paragraph">Podczas rozruchu komputera, zanim załaduje się system operacyjny, musisz powiadomić komputer iż tym razem ma wykorzystać przygotowany przez nas instalator zamiast dotychczasowego systemu operacyjnego. Każdy producent płyt głównych podchodzi do tego zagadnienia w nieco odmienny sposób, jednak najczęściej procedura wygląda na jeden z następujących sposobów:</text:p>
      <text:list text:style-name="L15">
        <text:list-item>
          <text:p text:style-name="P15">Niektóre komputery podczas rozruchu pokazują napis <text:span text:style-name="T152">Press</text:span><text:span text:style-name="T153"> </text:span><text:span text:style-name="T154">F12</text:span><text:span text:style-name="T155"> </text:span><text:span text:style-name="T156">to</text:span><text:span text:style-name="T157"> </text:span><text:span text:style-name="T158">select</text:span><text:span text:style-name="T159"> </text:span><text:span text:style-name="T160">boot</text:span><text:span text:style-name="T161"> </text:span><text:span text:style-name="T162">device</text:span>. ”Boot Device”, ”Boot order” lub podobne są tu słowami kluczowymi. Wciśnij wskazany klawisz (w tym przypadku F12, ale to może się różnić) i z wyświetlonego menu wybierz nośnik instalacyjny. Niektóre komputery wykrywają pendrivy jako dyski twarde i musisz wskazać właśnie taki dysk twardy a nie port USB. Jeżeli na liście nie ma naszego instalatora to zresetuj komputer i spróbuj ponowanie</text:p>
        </text:list-item>
        <text:list-item>
          <text:p text:style-name="P15">Jeżeli masz napis <text:span text:style-name="T163">Press</text:span><text:span text:style-name="T164"> </text:span><text:span text:style-name="T165">ESC</text:span><text:span text:style-name="T166"> </text:span><text:span text:style-name="T167">to</text:span><text:span text:style-name="T168"> </text:span><text:span text:style-name="T169">enter</text:span><text:span text:style-name="T170"> </text:span><text:span text:style-name="T171">setup</text:span>lub podobnym to twoim słowem kluczowym jest ”setup”. Wciśniecie wskazanego klawisza (ESC, delete lub któryś z klawiszy funkcyjnych) spowoduje uruchomienie programu konfiguracyjnego płyty głównej. W tym programie przejdź do sekcji ”Advanced BIOS Features” a następnie ”First Boot Device”. Wskaż napęd CD-ROM lub napęd USB (lub drugi dysk twardy, jeżeli pendrive jest rozpoznawany jako dysk twardy). Wróć do menu głównego (klawisz ESC cofa o jedno menu) i zapisz zmainy (najczęściej F10, czasem ESC i potwierdzenie przy pomocy klawisza Y). W tym momencie komputer samoczynnie się zrestartuj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